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Preformatted_20_Text" style:master-page-name="HTML">
      <style:paragraph-properties fo:margin-top="0cm" fo:margin-bottom="0.499cm" style:contextual-spacing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 loext:resolved="false"><dc:date>2024-10-07T11:45:20.823231990</dc:date><text:p>HTML: &lt;meta name="created" content="00:00:00"&gt;</text:p></office:annotation><office:annotation loext:resolved="false"><dc:date>2024-10-07T11:45:20.823239348</dc:date><text:p>HTML: &lt;meta name="changed" content="00:00:00"&gt;</text:p></office:annotation>Das ist ein 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1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de" fo:country="DE" style:font-name-asian="Noto Sans1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Noto Sans" fo:font-family="'Noto San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monospace" fo:font-size="10pt" style:font-name-asian="Liberation Mono" style:font-family-asian="'Liberation Mono', monospace" style:font-size-asian="10pt" style:font-name-complex="Liberation Mono" style:font-family-complex="'Liberation Mono', monospace" style:font-size-complex="10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1" meta:word-count="4" meta:character-count="16" meta:non-whitespace-character-count="13"/>
    <meta:generator>LibreOffice/7.6.7.2$Linux_X86_64 LibreOffice_project/60$Build-2</meta:generator>
  </office:meta>
</office:document-meta>
</file>